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4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5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6" style:family="paragraph" style:parent-style-name="Standard" style:list-style-name="L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" style:family="paragraph" style:parent-style-name="Standard" style:list-style-name="L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" style:family="paragraph" style:parent-style-name="Standard" style:list-style-name="L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" style:family="paragraph" style:parent-style-name="Standard" style:list-style-name="L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" style:family="paragraph" style:parent-style-name="Standard" style:list-style-name="L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" style:family="paragraph" style:parent-style-name="Standard" style:list-style-name="L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2" style:family="paragraph" style:parent-style-name="Standard" style:list-style-name="L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3" style:family="paragraph" style:parent-style-name="Standard" style:list-style-name="L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4" style:family="paragraph" style:parent-style-name="Standard" style:list-style-name="L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5" style:family="paragraph" style:parent-style-name="Standard" style:list-style-name="L1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6" style:family="paragraph" style:parent-style-name="Standard" style:list-style-name="L1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7" style:family="paragraph" style:parent-style-name="Standard" style:list-style-name="L1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8" style:family="paragraph" style:parent-style-name="Standard" style:list-style-name="L1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9" style:family="paragraph" style:parent-style-name="Standard" style:list-style-name="L1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0" style:family="paragraph" style:parent-style-name="Standard" style:list-style-name="L1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1" style:family="paragraph" style:parent-style-name="Standard" style:list-style-name="L1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2" style:family="paragraph" style:parent-style-name="Standard" style:list-style-name="L1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3" style:family="paragraph" style:parent-style-name="Standard" style:list-style-name="L1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4" style:family="paragraph" style:parent-style-name="Standard" style:list-style-name="L1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5" style:family="paragraph" style:parent-style-name="Standard" style:list-style-name="L2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6" style:family="paragraph" style:parent-style-name="Standard" style:list-style-name="L2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7" style:family="paragraph" style:parent-style-name="Standard" style:list-style-name="L2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8" style:family="paragraph" style:parent-style-name="Standard" style:list-style-name="L2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9" style:family="paragraph" style:parent-style-name="Standard" style:list-style-name="L2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0" style:family="paragraph" style:parent-style-name="Standard" style:list-style-name="L2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1" style:family="paragraph" style:parent-style-name="Standard" style:list-style-name="L2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2" style:family="paragraph" style:parent-style-name="Standard" style:list-style-name="L2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3" style:family="paragraph" style:parent-style-name="Standard" style:list-style-name="L2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4" style:family="paragraph" style:parent-style-name="Standard" style:list-style-name="L2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5" style:family="paragraph" style:parent-style-name="Standard" style:list-style-name="L3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6" style:family="paragraph" style:parent-style-name="Standard" style:list-style-name="L3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7" style:family="paragraph" style:parent-style-name="Standard" style:list-style-name="L3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8" style:family="paragraph" style:parent-style-name="Standard" style:list-style-name="L3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9" style:family="paragraph" style:parent-style-name="Standard" style:list-style-name="L3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0" style:family="paragraph" style:parent-style-name="Standard" style:list-style-name="L3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1" style:family="paragraph" style:parent-style-name="Standard" style:list-style-name="L3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2" style:family="paragraph" style:parent-style-name="Standard" style:list-style-name="L3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3" style:family="paragraph" style:parent-style-name="Standard" style:list-style-name="L3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4" style:family="paragraph" style:parent-style-name="Standard" style:list-style-name="L3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5" style:family="paragraph" style:parent-style-name="Standard" style:list-style-name="L4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6" style:family="paragraph" style:parent-style-name="Standard" style:list-style-name="L4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7" style:family="paragraph" style:parent-style-name="Standard" style:list-style-name="L4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8" style:family="paragraph" style:parent-style-name="Standard" style:list-style-name="L4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9" style:family="paragraph" style:parent-style-name="Standard" style:list-style-name="L5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0" style:family="paragraph" style:parent-style-name="Standard" style:list-style-name="L5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1" style:family="paragraph" style:parent-style-name="Standard" style:list-style-name="L5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2" style:family="paragraph" style:parent-style-name="Standard" style:list-style-name="L5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3" style:family="paragraph" style:parent-style-name="Standard" style:list-style-name="L5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4" style:family="paragraph" style:parent-style-name="Standard" style:list-style-name="L5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5" style:family="paragraph" style:parent-style-name="Standard" style:list-style-name="L6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6" style:family="paragraph" style:parent-style-name="Standard" style:list-style-name="L6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7" style:family="paragraph" style:parent-style-name="Standard" style:list-style-name="L6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8" style:family="paragraph" style:parent-style-name="Standard" style:list-style-name="L6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9" style:family="paragraph" style:parent-style-name="Standard" style:list-style-name="L6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0" style:family="paragraph" style:parent-style-name="Standard" style:list-style-name="L6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1" style:family="paragraph" style:parent-style-name="Standard" style:list-style-name="L6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2" style:family="paragraph" style:parent-style-name="Standard" style:list-style-name="L6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3" style:family="paragraph" style:parent-style-name="Standard" style:list-style-name="L6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4" style:family="paragraph" style:parent-style-name="Standard" style:list-style-name="L6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5" style:family="paragraph" style:parent-style-name="Standard" style:list-style-name="L7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6" style:family="paragraph" style:parent-style-name="Standard" style:list-style-name="L7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7" style:family="paragraph" style:parent-style-name="Standard" style:list-style-name="L7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8" style:family="paragraph" style:parent-style-name="Standard" style:list-style-name="L7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9" style:family="paragraph" style:parent-style-name="Standard" style:list-style-name="L7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0" style:family="paragraph" style:parent-style-name="Standard" style:list-style-name="L7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1" style:family="paragraph" style:parent-style-name="Standard" style:list-style-name="L7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2" style:family="paragraph" style:parent-style-name="Standard" style:list-style-name="L7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3" style:family="paragraph" style:parent-style-name="Standard" style:list-style-name="L7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4" style:family="paragraph" style:parent-style-name="Standard" style:list-style-name="L7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5" style:family="paragraph" style:parent-style-name="Standard" style:list-style-name="L8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6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7" style:family="paragraph" style:parent-style-name="Standard" style:list-style-name="L8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8" style:family="paragraph" style:parent-style-name="Standard" style:list-style-name="L8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9" style:family="paragraph" style:parent-style-name="Standard" style:list-style-name="L8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0" style:family="paragraph" style:parent-style-name="Standard" style:list-style-name="L8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1" style:family="paragraph" style:parent-style-name="Standard" style:list-style-name="L8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2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83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4" style:family="paragraph" style:parent-style-name="Standard" style:list-style-name="L8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rint Backlog</text:p>
      <text:p text:style-name="P2"/>
      <text:p text:style-name="P4">Sprint 1: World Generation, Tiles, World Objects, Camera Movement(completed 19/9/19)</text:p>
      <text:p text:style-name="P1">Tiles</text:p>
      <text:list xml:id="list1142504905299361930" text:style-name="L1">
        <text:list-item>
          <text:p text:style-name="P6">Create TileScript.cs with all properties/methods</text:p>
        </text:list-item>
        <text:list-item>
          <text:p text:style-name="P6">Create Tile prefabs/sprites</text:p>
        </text:list-item>
        <text:list-item>
          <text:p text:style-name="P6">Implement tile types</text:p>
          <text:list>
            <text:list-item>
              <text:p text:style-name="P6">dirt </text:p>
            </text:list-item>
            <text:list-item>
              <text:p text:style-name="P6">grass</text:p>
            </text:list-item>
            <text:list-item>
              <text:p text:style-name="P6">deep water</text:p>
            </text:list-item>
          </text:list>
        </text:list-item>
      </text:list>
      <text:list xml:id="list1891226643521472374" text:style-name="L2">
        <text:list-item>
          <text:p text:style-name="P7">Implement tile bool properties</text:p>
          <text:list>
            <text:list-item>
              <text:p text:style-name="P7">IsWalkable</text:p>
            </text:list-item>
            <text:list-item>
              <text:p text:style-name="P7">IsOccupiable</text:p>
            </text:list-item>
            <text:list-item>
              <text:p text:style-name="P7">IsBlockingLoS</text:p>
            </text:list-item>
            <text:list-item>
              <text:p text:style-name="P7">IsBuildable</text:p>
            </text:list-item>
            <text:list-item>
              <text:p text:style-name="P7">ProvidesHalfCover</text:p>
            </text:list-item>
            <text:list-item>
              <text:p text:style-name="P7">ProvidesFullCover</text:p>
            </text:list-item>
          </text:list>
        </text:list-item>
      </text:list>
      <text:p text:style-name="P1">World</text:p>
      <text:list xml:id="list3543072795666657464" text:style-name="L3">
        <text:list-item>
          <text:p text:style-name="P8">Create LevelManager/generator script</text:p>
        </text:list-item>
        <text:list-item>
          <text:p text:style-name="P8">Levelmanager creates world from text file</text:p>
        </text:list-item>
        <text:list-item>
          <text:p text:style-name="P8">Implement tile/world object creation pairings that create the combo's on map generation</text:p>
          <text:list>
            <text:list-item>
              <text:p text:style-name="P8">Grass with tree</text:p>
            </text:list-item>
            <text:list-item>
              <text:p text:style-name="P8">Grass with rubble</text:p>
            </text:list-item>
            <text:list-item>
              <text:p text:style-name="P8">Dirt with tree</text:p>
            </text:list-item>
            <text:list-item>
              <text:p text:style-name="P8">Dirt with Rock</text:p>
            </text:list-item>
            <text:list-item>
              <text:p text:style-name="P8">dirt with gold node</text:p>
            </text:list-item>
            <text:list-item>
              <text:p text:style-name="P8">dirt with steel node</text:p>
            </text:list-item>
            <text:list-item>
              <text:p text:style-name="P8">dirt with rubble</text:p>
            </text:list-item>
          </text:list>
        </text:list-item>
      </text:list>
      <text:p text:style-name="P1"><text:soft-page-break/>World Objects</text:p>
      <text:list xml:id="list5502604087170860849" text:style-name="L4">
        <text:list-item>
          <text:p text:style-name="P9">Implement WorldObject.cs / inheritance structure</text:p>
        </text:list-item>
        <text:list-item>
          <text:p text:style-name="P9">Implement worldobject prefabs</text:p>
          <text:list>
            <text:list-item>
              <text:p text:style-name="P9">tree</text:p>
            </text:list-item>
            <text:list-item>
              <text:p text:style-name="P9">rubble</text:p>
            </text:list-item>
            <text:list-item>
              <text:p text:style-name="P9">Gold Node</text:p>
            </text:list-item>
            <text:list-item>
              <text:p text:style-name="P9">Steel Node</text:p>
            </text:list-item>
            <text:list-item>
              <text:p text:style-name="P9">Rock</text:p>
            </text:list-item>
          </text:list>
        </text:list-item>
        <text:list-item>
          <text:p text:style-name="P9">Implement world object bool properties</text:p>
          <text:list>
            <text:list-item>
              <text:p text:style-name="P9">PreventsMovementThrough</text:p>
            </text:list-item>
            <text:list-item>
              <text:p text:style-name="P9">PreventsOccupation</text:p>
            </text:list-item>
            <text:list-item>
              <text:p text:style-name="P9">BlocksLoS</text:p>
            </text:list-item>
            <text:list-item>
              <text:p text:style-name="P9">ProvidesHalfCover</text:p>
            </text:list-item>
            <text:list-item>
              <text:p text:style-name="P9">ProvidesFullCover</text:p>
            </text:list-item>
          </text:list>
        </text:list-item>
      </text:list>
      <text:p text:style-name="P4">Sprint 2: Defenders, Enemies, Weapons, Movement, Abilities (completed 20/9/19)</text:p>
      <text:list xml:id="list5220362163932685213" text:style-name="L5">
        <text:list-item>
          <text:p text:style-name="P10">Create LivingEntity cs and inheritance structure</text:p>
        </text:list-item>
        <text:list-item>
          <text:p text:style-name="P10">Create rifleman prefab</text:p>
        </text:list-item>
        <text:list-item>
          <text:p text:style-name="P10">Create Hive Charge and Hive Spitter prefabs</text:p>
        </text:list-item>
        <text:list-item>
          <text:p text:style-name="P10">Create UI panel for buying/selecting/placing defenders</text:p>
        </text:list-item>
        <text:list-item>
          <text:p text:style-name="P10">Create scripts</text:p>
          <text:list>
            <text:list-item>
              <text:p text:style-name="P10">AbilityDataSO</text:p>
            </text:list-item>
            <text:list-item>
              <text:p text:style-name="P10">Ability</text:p>
            </text:list-item>
            <text:list-item>
              <text:p text:style-name="P10">Ability Library</text:p>
            </text:list-item>
            <text:list-item>
              <text:p text:style-name="P10">SpellBook</text:p>
            </text:list-item>
          </text:list>
        </text:list-item>
      </text:list>
      <text:p text:style-name="P1"/>
      <text:p text:style-name="P4">Sprint 3: LoS, cover, attack events (completed 22/9/19)</text:p>
      <text:list xml:id="list5613336849662739697" text:style-name="L6">
        <text:list-item>
          <text:p text:style-name="P11">LoS implement DONE</text:p>
        </text:list-item>
        <text:list-item>
          <text:p text:style-name="P11">half/full cover implemented DONE</text:p>
        </text:list-item>
      </text:list>
      <text:p text:style-name="P4"><text:soft-page-break/>Sprint 4: Simple Game Loop (completed 23/9/18)</text:p>
      <text:p text:style-name="P1">Set up Core game loop</text:p>
      <text:list xml:id="list3626456504420841100" text:style-name="L7">
        <text:list-item>
          <text:p text:style-name="P12">Enemies target spaceship correctly DONE</text:p>
          <text:list>
            <text:list-item>
              <text:p text:style-name="P12">no erorrs occur when spaceship is destroyed DONE</text:p>
            </text:list-item>
          </text:list>
        </text:list-item>
        <text:list-item>
          <text:p text:style-name="P12">Spaceship HandleDeath method triggers eventmanager method DONE</text:p>
        </text:list-item>
        <text:list-item>
          <text:p text:style-name="P12">Implement EventManager StartNewGameOverEvent() DONE</text:p>
        </text:list-item>
        <text:list-item>
          <text:p text:style-name="P12">Camera moves towards and looks at space ship when destroyed DONE</text:p>
        </text:list-item>
        <text:list-item>
          <text:p text:style-name="P12">Space ship explosion animation OR yield wait for 2 seconds implemented DONE</text:p>
        </text:list-item>
        <text:list-item>
          <text:p text:style-name="P12">Game over panel created and designed DONE</text:p>
        </text:list-item>
        <text:list-item>
          <text:p text:style-name="P12">game over panel “Start Again” button reloads the scene DONE</text:p>
        </text:list-item>
        <text:list-item>
          <text:p text:style-name="P12">Add DontDestroyOnLoad() to all required singleton objects DONE</text:p>
        </text:list-item>
      </text:list>
      <text:p text:style-name="P4">Sprint 5: Camera movement (completed 23/9/19)</text:p>
      <text:list xml:id="list5624717457531188230" text:style-name="L8">
        <text:list-item>
          <text:p text:style-name="P13">Import cinemachine assets DONE</text:p>
        </text:list-item>
        <text:list-item>
          <text:p text:style-name="P13">Import cameramanager script from previous project DONE</text:p>
        </text:list-item>
        <text:list-item>
          <text:p text:style-name="P13">change all camera settings DONE</text:p>
          <text:list>
            <text:list-item>
              <text:p text:style-name="P13">camera is now orthographic, not perspective DONE</text:p>
            </text:list-item>
            <text:list-item>
              <text:p text:style-name="P13">fine tune camera settings / limitations DONE</text:p>
              <text:list>
                <text:list-item>
                  <text:p text:style-name="P13">min/max camera zoom</text:p>
                </text:list-item>
                <text:list-item>
                  <text:p text:style-name="P13">camera zoom speed</text:p>
                </text:list-item>
                <text:list-item>
                  <text:p text:style-name="P13">camera look speed</text:p>
                </text:list-item>
              </text:list>
            </text:list-item>
          </text:list>
        </text:list-item>
      </text:list>
      <text:list xml:id="list6697578704832188460" text:style-name="L9">
        <text:list-item>
          <text:p text:style-name="P14">Implement camera looks at defender when selected DONE</text:p>
        </text:list-item>
        <text:list-item>
          <text:p text:style-name="P14">Implement camera looks at enemy during their activation DONE</text:p>
        </text:list-item>
        <text:list-item>
          <text:p text:style-name="P14">Implement camera looks at spaceship when it destroyed during game over event DONE</text:p>
        </text:list-item>
        <text:list-item>
          <text:p text:style-name="P14">Remove bugs, jittererness DONE</text:p>
        </text:list-item>
      </text:list>
      <text:p text:style-name="P4">Sprint 6: Tile logic updates (completed 23/9/19)</text:p>
      <text:list xml:id="list4439697122235955126" text:style-name="L10">
        <text:list-item>
          <text:p text:style-name="P15">refactor levelmanager occupy/unoccupy tile logic into tilescript DONE</text:p>
        </text:list-item>
        <text:list-item>
          <text:p text:style-name="P15">rework bool properties that handle occupation, Los and moveability of tiles DONE</text:p>
        </text:list-item>
        <text:list-item>
          <text:p text:style-name="P15">rework methods that handle occupation, Los and moveability of tiles DONE</text:p>
        </text:list-item>
        <text:list-item>
          <text:p text:style-name="P15"><text:soft-page-break/>Update Astar pathfinding and getpath method DONE</text:p>
        </text:list-item>
      </text:list>
      <text:p text:style-name="P4">Sprint 7: Simple map and new world objects</text:p>
      <text:list xml:id="list3856888936533644627" text:style-name="L11">
        <text:list-item>
          <text:p text:style-name="P16">Design and implement a simple but tactically interesting map for early dev phase DONE</text:p>
        </text:list-item>
        <text:list-item>
          <text:p text:style-name="P16">Rubble world object implemented and working DONE</text:p>
        </text:list-item>
        <text:list-item>
          <text:p text:style-name="P16">All tiles working DONE</text:p>
          <text:list>
            <text:list-item>
              <text:p text:style-name="P16">Water prevents movemen through and on DONE</text:p>
            </text:list-item>
          </text:list>
        </text:list-item>
      </text:list>
      <text:list xml:id="list9113081548026900342" text:style-name="L12">
        <text:list-item>
          <text:p text:style-name="P17">All world objects working DONE</text:p>
          <text:list>
            <text:list-item>
              <text:p text:style-name="P17">rubble can be moved through but not moved on DONE</text:p>
            </text:list-item>
            <text:list-item>
              <text:p text:style-name="P17">trees cant be moved through or on DONE</text:p>
            </text:list-item>
            <text:list-item>
              <text:p text:style-name="P17">rock walls cant be moved through or on DONE</text:p>
            </text:list-item>
          </text:list>
        </text:list-item>
      </text:list>
      <text:list xml:id="list7449256571417894478" text:style-name="L13">
        <text:list-item>
          <text:p text:style-name="P18">New camoflage system DONE</text:p>
        </text:list-item>
      </text:list>
      <text:list xml:id="list6180063772489660240" text:style-name="L14">
        <text:list-item>
          <text:p text:style-name="P19">camoflage is applied whenever a character moves onto a grass tile DONE</text:p>
        </text:list-item>
        <text:list-item>
          <text:p text:style-name="P19">camoflage is removed whenever a characters moves onto a tile that is not a grass tile DONE</text:p>
        </text:list-item>
      </text:list>
      <text:p text:style-name="P4">Sprint 8: Income, resources and costs (completed 23/9/19)</text:p>
      <text:list xml:id="list6234334505881086628" text:style-name="L15">
        <text:list-item>
          <text:p text:style-name="P20">Implement PlayerDataManager script (replaces GameManager) DONE</text:p>
        </text:list-item>
      </text:list>
      <text:list xml:id="list4713458647551199325" text:style-name="L16">
        <text:list-item>
          <text:p text:style-name="P21">PlayerDataManager.ModifyGold working DONE</text:p>
          <text:list>
            <text:list-item>
              <text:p text:style-name="P21">modifies currentGold variable DONE</text:p>
            </text:list-item>
            <text:list-item>
              <text:p text:style-name="P21">updates gold amount text on top panel DONE</text:p>
            </text:list-item>
          </text:list>
        </text:list-item>
        <text:list-item>
          <text:p text:style-name="P21">Gold</text:p>
          <text:list>
            <text:list-item>
              <text:p text:style-name="P21">Player starts with X gold (maybe 10) working DONE</text:p>
            </text:list-item>
            <text:list-item>
              <text:p text:style-name="P21">Rifleman has a gold cost stat</text:p>
            </text:list-item>
            <text:list-item>
              <text:p text:style-name="P21">Buying a rifleman reduces gold DONE</text:p>
            </text:list-item>
            <text:list-item>
              <text:p text:style-name="P21">Player cannot buy a rifleman if they do not not have enough gold DONE</text:p>
            </text:list-item>
            <text:list-item>
              <text:p text:style-name="P21">Player generates gold passively on turn start working DONE</text:p>
            </text:list-item>
          </text:list>
        </text:list-item>
      </text:list>
      <text:list xml:id="list2009497384504569677" text:style-name="L17">
        <text:list-item>
          <text:p text:style-name="P22">ToweButton Script complete rework DONE</text:p>
        </text:list-item>
      </text:list>
      <text:list xml:id="list8757423233359585738" text:style-name="L18">
        <text:list-item>
          <text:p text:style-name="P23">Change name: DefenderButton DONE</text:p>
        </text:list-item>
        <text:list-item>
          <text:p text:style-name="P23">clean up methods and checks DONE</text:p>
        </text:list-item>
      </text:list>
      <text:p text:style-name="P1"/>
      <text:p text:style-name="P1"><text:soft-page-break/></text:p>
      <text:p text:style-name="P4">Sprint 9: Enemy Spawner and enemy updates, turn properties (completed 24/9/19)</text:p>
      <text:p text:style-name="P1">Turns</text:p>
      <text:list xml:id="list3432868701693204449" text:style-name="L19">
        <text:list-item>
          <text:p text:style-name="P24">Add top panel text to indicate the current player turn DONE</text:p>
        </text:list-item>
        <text:list-item>
          <text:p text:style-name="P24">Give turnmanager a reference to this text DONE</text:p>
        </text:list-item>
        <text:list-item>
          <text:p text:style-name="P24">Decide timing of when a new enemy wave spawns (on player turn start? End?) DONE (player tur start, before defender.OnTurnStart events) DONE</text:p>
        </text:list-item>
        <text:list-item>
          <text:p text:style-name="P24">New methods</text:p>
          <text:list>
            <text:list-item>
              <text:p text:style-name="P24">UpdatePlayerTurnText DONE</text:p>
            </text:list-item>
            <text:list-item>
              <text:p text:style-name="P24">ModifyPlayerTurnCount DONE</text:p>
            </text:list-item>
          </text:list>
        </text:list-item>
      </text:list>
      <text:list xml:id="list3140164582606300518" text:style-name="L20">
        <text:list-item>
          <text:p text:style-name="P25">Change enemy sprites</text:p>
          <text:list>
            <text:list-item>
              <text:p text:style-name="P25">gunner has skelly archer sprite DONE</text:p>
            </text:list-item>
          </text:list>
        </text:list-item>
      </text:list>
      <text:p text:style-name="P1"/>
      <text:p text:style-name="P4">Sprint 10: Defender Troop costs + related (completed 25/9/19)</text:p>
      <text:list xml:id="list5739244713026549363" text:style-name="L21">
        <text:list-item>
          <text:p text:style-name="P26">PlayerDataManager has a current troop amount and max troop amount property DONE</text:p>
        </text:list-item>
        <text:list-item>
          <text:p text:style-name="P26">top panel display current and max troop count values DONE</text:p>
          <text:list>
            <text:list-item>
              <text:p text:style-name="P26">get troop count icon DONE</text:p>
            </text:list-item>
            <text:list-item>
              <text:p text:style-name="P26">current troop count text DONE</text:p>
            </text:list-item>
            <text:list-item>
              <text:p text:style-name="P26">max troop count text DONE</text:p>
            </text:list-item>
          </text:list>
        </text:list-item>
      </text:list>
      <text:list xml:id="list5097741336450197518" text:style-name="L22">
        <text:list-item>
          <text:p text:style-name="P27">Player Data manager</text:p>
          <text:list>
            <text:list-item>
              <text:p text:style-name="P27">ModifyCurrentTroopCount DONE</text:p>
            </text:list-item>
            <text:list-item>
              <text:p text:style-name="P27">ModifyCurrentTroopCountText DONE</text:p>
            </text:list-item>
            <text:list-item>
              <text:p text:style-name="P27">ModifyMaxTroopCount DONE</text:p>
            </text:list-item>
            <text:list-item>
              <text:p text:style-name="P27">ModifyMaxtTroopCountText DONE</text:p>
            </text:list-item>
            <text:list-item>
              <text:p text:style-name="P27">Global settings has a property for starting troop count limit DONE</text:p>
            </text:list-item>
          </text:list>
        </text:list-item>
      </text:list>
      <text:list xml:id="list20447208" text:continue-list="list5739244713026549363" text:style-name="L21">
        <text:list-item>
          <text:p text:style-name="P26">Implement defender troop cost</text:p>
          <text:list>
            <text:list-item>
              <text:p text:style-name="P26">defenders have a troop cost property DONE</text:p>
            </text:list-item>
            <text:list-item>
              <text:p text:style-name="P26">recruiting a defender increases troop count DONE</text:p>
            </text:list-item>
            <text:list-item>
              <text:p text:style-name="P26"><text:soft-page-break/>a defender dying reduces the current troop count DONE</text:p>
            </text:list-item>
            <text:list-item>
              <text:p text:style-name="P26">player cannot recruit a defenderi f it would take them over the maximum DONE</text:p>
            </text:list-item>
          </text:list>
        </text:list-item>
      </text:list>
      <text:p text:style-name="P4">Sprint 11: Finish Rifleman (completed 25/9/19)</text:p>
      <text:list xml:id="list3668744203177981373" text:style-name="L23">
        <text:list-item>
          <text:p text:style-name="P28">Rifleman abilities</text:p>
          <text:list>
            <text:list-item>
              <text:p text:style-name="P28">Throw Hand Grenade DONE</text:p>
            </text:list-item>
            <text:list-item>
              <text:p text:style-name="P28">Overwatch working DONE</text:p>
              <text:list>
                <text:list-item>
                  <text:p text:style-name="P28">overwatch applies 'Overwatch' passive DONE</text:p>
                </text:list-item>
              </text:list>
            </text:list-item>
            <text:list-item>
              <text:p text:style-name="P28">Dig in</text:p>
              <text:list>
                <text:list-item>
                  <text:p text:style-name="P28">dig in applies 'Entrenchment' DONE</text:p>
                </text:list-item>
              </text:list>
            </text:list-item>
            <text:list-item>
              <text:p text:style-name="P28">Overwatch passive</text:p>
              <text:list>
                <text:list-item>
                  <text:p text:style-name="P28">overwatch coroutine yields correctly while attack is resolved DONE</text:p>
                </text:list-item>
                <text:list-item>
                  <text:p text:style-name="P28">overwatch is removed after the attack is resolved DONE</text:p>
                </text:list-item>
              </text:list>
            </text:list-item>
            <text:list-item>
              <text:p text:style-name="P28">Entrenchment passive<text:tab/></text:p>
              <text:list>
                <text:list-item>
                  <text:p text:style-name="P28">Moving cancels entrenchment DONE</text:p>
                </text:list-item>
                <text:list-item>
                  <text:p text:style-name="P28">defense and aim bonus are applied correctly DONE</text:p>
                </text:list-item>
              </text:list>
            </text:list-item>
          </text:list>
        </text:list-item>
      </text:list>
      <text:p text:style-name="P4">Sprint 12: New defenders, abilities and defender button panel rework (completed 26/9/2019)</text:p>
      <text:list xml:id="list7930870105933975545" text:style-name="L24">
        <text:list-item>
          <text:p text:style-name="P29">Design + implement 1 new defender DONE</text:p>
        </text:list-item>
        <text:list-item>
          <text:p text:style-name="P29">UI mini cleanup</text:p>
          <text:list>
            <text:list-item>
              <text:p text:style-name="P29">spell info box sorting order should be above most things (currently sits behind weapons view) DONE</text:p>
            </text:list-item>
            <text:list-item>
              <text:p text:style-name="P29">defenders automatically display ranged weapon info box on selection. Turn this off DONE</text:p>
            </text:list-item>
          </text:list>
        </text:list-item>
        <text:list-item>
          <text:p text:style-name="P29">Defender Button panel DONE</text:p>
          <text:list>
            <text:list-item>
              <text:p text:style-name="P29">redesign view / size / sprites used etc DONE</text:p>
            </text:list-item>
            <text:list-item>
              <text:p text:style-name="P29">panel is disabled during enemy turn /defenders cannot be during enemy turn DONE</text:p>
            </text:list-item>
          </text:list>
        </text:list-item>
        <text:list-item>
          <text:p text:style-name="P29">Defender button</text:p>
          <text:list>
            <text:list-item>
              <text:p text:style-name="P29">displays sprite of character DONE</text:p>
            </text:list-item>
            <text:list-item>
              <text:p text:style-name="P29">displays gold cost <text:s/>DONE</text:p>
            </text:list-item>
            <text:list-item>
              <text:p text:style-name="P29">display troop cost DONE</text:p>
            </text:list-item>
            <text:list-item>
              <text:p text:style-name="P29"><text:soft-page-break/>On mouse over display an info panel which contains (do in future sprint, not needed now)</text:p>
              <text:list>
                <text:list-item>
                  <text:p text:style-name="P29">troop name</text:p>
                </text:list-item>
                <text:list-item>
                  <text:p text:style-name="P29">troop description</text:p>
                  <text:list>
                    <text:list-item>
                      <text:p text:style-name="P29">starting weapons (maybe)</text:p>
                    </text:list-item>
                    <text:list-item>
                      <text:p text:style-name="P29">starting abilities (maybe)</text:p>
                    </text:list-item>
                    <text:list-item>
                      <text:p text:style-name="P29">starting stats (maybe)</text:p>
                    </text:list-item>
                  </text:list>
                </text:list-item>
              </text:list>
            </text:list-item>
          </text:list>
        </text:list-item>
      </text:list>
      <text:p text:style-name="P4">Sprint 13 Cover indicator on tile moused over (completed 9/26/19)</text:p>
      <text:list xml:id="list6855512158010357355" text:style-name="L25">
        <text:list-item>
          <text:p text:style-name="P30">Tiles display a shield (full cover) or half shield (half cover) when moused over to indicate that they give cover from a certain direction</text:p>
        </text:list-item>
        <text:list-item>
          <text:p text:style-name="P30">Create New Script: TileCoverHover</text:p>
          <text:list>
            <text:list-item>
              <text:p text:style-name="P30">tile prefabs need a shield and half shield icon place at north, south, east west DONE</text:p>
            </text:list-item>
            <text:list-item>
              <text:p text:style-name="P30">update tile OnMouseOver method DONE</text:p>
              <text:list>
                <text:list-item>
                  <text:p text:style-name="P30">if(defender is awaiting any kind of move order) </text:p>
                  <text:list>
                    <text:list-item>
                      <text:p text:style-name="P30">if(posLogic.GetNorthTile.providesHalfCover)</text:p>
                      <text:list>
                        <text:list-item>
                          <text:p text:style-name="P30">enable tile.northernHalfcover ico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461076177791390586" text:style-name="L26">
        <text:list-item>
          <text:p text:style-name="P31">repeat this process for checking full cover and each other direction DONE</text:p>
        </text:list-item>
        <text:list-item>
          <text:p text:style-name="P31">need a way to check that a tile is no longer moused over, and then can turn off icons DONE</text:p>
          <text:list>
            <text:list-item>
              <text:p text:style-name="P31">OnNewTileMoused Over auto turns off all icons DONE</text:p>
            </text:list-item>
          </text:list>
        </text:list-item>
      </text:list>
      <text:list xml:id="list4877918010189687084" text:style-name="L27">
        <text:list-item>
          <text:p text:style-name="P32">Defender.ClearAllOrders disables TileCoverHover when an order is complete DONE</text:p>
        </text:list-item>
      </text:list>
      <text:p text:style-name="P4">Sprint 14: Scaling difficulty / Enemy Spawner Updates / Starting defenders + resources (completed 26/9/19)</text:p>
      <text:list xml:id="list2870885720571566840" text:style-name="L28">
        <text:list-item>
          <text:p text:style-name="P33">Design system to make the game scale with difficulty over time DONE</text:p>
        </text:list-item>
        <text:list-item>
          <text:p text:style-name="P33">Design more enemies + enemy wave combinations DONE</text:p>
        </text:list-item>
        <text:list-item>
          <text:p text:style-name="P33">Design enemy wave types (basic, elite) DONE</text:p>
        </text:list-item>
        <text:list-item>
          <text:p text:style-name="P33">Design enemy wave level/difficulty system DONE</text:p>
        </text:list-item>
        <text:list-item>
          <text:p text:style-name="P33">Design an elite enemy wave for level 1 and 2</text:p>
        </text:list-item>
      </text:list>
      <text:p text:style-name="P4">Sprint 15 Clean up start event (completed 27/9/19)</text:p>
      <text:list xml:id="list6994413729003018786" text:style-name="L29">
        <text:list-item>
          <text:p text:style-name="P34">Player begins the game with 4 rifleman DONE</text:p>
        </text:list-item>
        <text:list-item>
          <text:p text:style-name="P34">4 rifleman begin game in correct positions (2 tiles NE/NW/SE/SW of spaceship) DONE</text:p>
        </text:list-item>
        <text:list-item>
          <text:p text:style-name="P34"><text:soft-page-break/>Player starts with 0 gold DONE</text:p>
        </text:list-item>
      </text:list>
      <text:p text:style-name="P4">Sprint 16 Enemy Spawner / EnemyWaveSO updates + changes (completed 27/9/19)</text:p>
      <text:list xml:id="list3398354312928486619" text:style-name="L30">
        <text:list-item>
          <text:p text:style-name="P35">Rework EnemyWaveSO</text:p>
          <text:list>
            <text:list-item>
              <text:p text:style-name="P35">Waves have type (basic, elite) enum DONE</text:p>
            </text:list-item>
            <text:list-item>
              <text:p text:style-name="P35">Waves have level enum for difficulty DONE</text:p>
            </text:list-item>
          </text:list>
        </text:list-item>
      </text:list>
      <text:list xml:id="list6916198011264811631" text:style-name="L31">
        <text:list-item>
          <text:p text:style-name="P36">Enemy Spawner</text:p>
          <text:list>
            <text:list-item>
              <text:p text:style-name="P36">Create logic for spawning the right wave type/level at the right time DONE</text:p>
            </text:list-item>
          </text:list>
        </text:list-item>
      </text:list>
      <text:list xml:id="list7226242149070442917" text:style-name="L32">
        <text:list-item>
          <text:p text:style-name="P37">Update methods and logic for choosing which wave to spawn at which time DONE</text:p>
        </text:list-item>
      </text:list>
      <text:list xml:id="list20442234" text:continue-list="list6916198011264811631" text:style-name="L31">
        <text:list-item>
          <text:list>
            <text:list-item>
              <text:p text:style-name="P36">Implement new wave spawn sequence DONE</text:p>
              <text:list>
                <text:list-item>
                  <text:p text:style-name="P36">2x level 1 basic enemy waves</text:p>
                </text:list-item>
                <text:list-item>
                  <text:p text:style-name="P36">1x level 1 elite enemy wave</text:p>
                </text:list-item>
                <text:list-item>
                  <text:p text:style-name="P36">2x level 2 basic enemy waves</text:p>
                </text:list-item>
                <text:list-item>
                  <text:p text:style-name="P36">1x level 2 elite enemy wave</text:p>
                </text:list-item>
              </text:list>
            </text:list-item>
          </text:list>
        </text:list-item>
      </text:list>
      <text:p text:style-name="P4">Sprint 17: Design/Implement/Finish broodling enemies (completed 27/9/19)</text:p>
      <text:list xml:id="list7464626675242206479" text:style-name="L33">
        <text:list-item>
          <text:p text:style-name="P38">decide on the universal stat line + passive trait for the broodling species DONE (no trait)</text:p>
        </text:list-item>
        <text:list-item>
          <text:p text:style-name="P38">implement broodling spitter DONE</text:p>
          <text:list>
            <text:list-item>
              <text:p text:style-name="P38">Acid spit working DONE</text:p>
            </text:list-item>
          </text:list>
        </text:list-item>
      </text:list>
      <text:p text:style-name="P4">Sprint 18: Design/Implement hive enemies (completed 27/9/19)</text:p>
      <text:list xml:id="list2864719763822573107" text:style-name="L34">
        <text:list-item>
          <text:p text:style-name="P39">decide on the universal stat line + passive trait for the broodling species DONE</text:p>
        </text:list-item>
        <text:list-item>
          <text:p text:style-name="P39">Implement hive spitter DONE</text:p>
        </text:list-item>
        <text:list-item>
          <text:p text:style-name="P39">Implement hive charger DONE</text:p>
        </text:list-item>
        <text:list-item>
          <text:p text:style-name="P39">Implement hive gunner DONE</text:p>
        </text:list-item>
        <text:list-item>
          <text:p text:style-name="P39">all new enemies working with no bugs DONE</text:p>
        </text:list-item>
      </text:list>
      <text:p text:style-name="P4">Sprint 19: New Defenders (completed 27/9/19)</text:p>
      <text:list xml:id="list4637475923527465443" text:style-name="L35">
        <text:list-item>
          <text:p text:style-name="P40">Design + Implement Machine Gunner DONE</text:p>
        </text:list-item>
        <text:list-item>
          <text:p text:style-name="P40">Design + Implement Marksman</text:p>
          <text:list>
            <text:list-item>
              <text:p text:style-name="P40">weapons DONE</text:p>
            </text:list-item>
            <text:list-item>
              <text:p text:style-name="P40">abilities DONE</text:p>
            </text:list-item>
            <text:list-item>
              <text:p text:style-name="P40"><text:soft-page-break/>passives DONE</text:p>
            </text:list-item>
          </text:list>
        </text:list-item>
      </text:list>
      <text:p text:style-name="P4">Sprint 20: Spaceship control zone (completed 27/9/19)</text:p>
      <text:list xml:id="list8101483614407496243" text:style-name="L36">
        <text:list-item>
          <text:p text:style-name="P41">Add a new List in level manager: spaceship control zone DONE</text:p>
        </text:list-item>
        <text:list-item>
          <text:p text:style-name="P41">new methods in levelmanager DONE</text:p>
          <text:list>
            <text:list-item>
              <text:p text:style-name="P41">GetSpaceShip control zone</text:p>
            </text:list-item>
            <text:list-item>
              <text:p text:style-name="P41">SetupSpaceship control zone</text:p>
            </text:list-item>
          </text:list>
        </text:list-item>
        <text:list-item>
          <text:p text:style-name="P41">clicking on a defender button highlight tiles within the control zone DONE</text:p>
        </text:list-item>
        <text:list-item>
          <text:p text:style-name="P41">defenders cannot be placed outside control zone DONE</text:p>
        </text:list-item>
        <text:list-item>
          <text:p text:style-name="P41">defenders cannot be placed on unoccupiable tiles DONE</text:p>
        </text:list-item>
      </text:list>
      <text:p text:style-name="P4">If the game is feeling fun and interesting at this point, starting working on photoshop/animations skills and learn to draw our own characters</text:p>
      <text:p text:style-name="P4">Sprint 21: Overwatch camera movement (completed 28/9/19)</text:p>
      <text:list xml:id="list6535363269781789385" text:style-name="L44">
        <text:list-item>
          <text:p text:style-name="P48">During overwatch events, the camera auto moves/zooms in a away that shows the player the attacker, and the victim of the overwatch attack</text:p>
        </text:list-item>
      </text:list>
      <text:list xml:id="list5991500393638065370" text:style-name="L82">
        <text:list-item>
          <text:p text:style-name="P77">Logic/Method Ideas</text:p>
          <text:list>
            <text:list-item>
              <text:p text:style-name="P77">create method to find the centre point in between attacker and target DONE</text:p>
            </text:list-item>
            <text:list-item>
              <text:p text:style-name="P77">move cam to this position smoothly DONE</text:p>
            </text:list-item>
            <text:list-item>
              <text:p text:style-name="P77">create method to zoom out/in enough so both attacker and target can be seen DONE</text:p>
            </text:list-item>
            <text:list-item>
              <text:p text:style-name="P77">disable player input/control of the camera during this camera movement DONE</text:p>
            </text:list-item>
            <text:list-item>
              <text:p text:style-name="P77">method that triggers overwatch event (ontilemovedon i think) needs a yield wait until camera reaches the middle point between attacker/defender, or yield wait a few seconds DONE</text:p>
            </text:list-item>
          </text:list>
        </text:list-item>
      </text:list>
      <text:p text:style-name="P4">Sprint 22: Start up event (completed 29/9/19)</text:p>
      <text:list xml:id="list130274629243445878" text:style-name="L85">
        <text:list-item>
          <text:p text:style-name="P79">Camera focuses on centre tile on start DONE</text:p>
        </text:list-item>
        <text:list-item>
          <text:p text:style-name="P79">Spaceship is built, delay, then defenders DONE</text:p>
        </text:list-item>
        <text:list-item>
          <text:p text:style-name="P79">camera moves to enemy wave spawn centre tile DONE</text:p>
        </text:list-item>
        <text:list-item>
          <text:p text:style-name="P79">enemies spawn with a delay in between DONE</text:p>
        </text:list-item>
        <text:list-item>
          <text:p text:style-name="P79">enemies spawn with a portal VFX DONE</text:p>
        </text:list-item>
        <text:list-item>
          <text:p text:style-name="P79">camera returns to look at spaceship DONE</text:p>
        </text:list-item>
        <text:list-item>
          <text:p text:style-name="P79">turn 1 starts DONE</text:p>
        </text:list-item>
      </text:list>
      <text:p text:style-name="P4"><text:soft-page-break/>Sprint 23: Hit chance notification panel + manager</text:p>
      <text:list xml:id="list7291268207932442662" text:style-name="L56">
        <text:list-item>
          <text:p text:style-name="P51">When an enemy is moused over while lining up a shot, a panel appears above the target displaying the hit % </text:p>
        </text:list-item>
      </text:list>
      <text:list xml:id="list8217223471379220544" text:style-name="L86">
        <text:list-item>
          <text:p text:style-name="P80">Design hit chance view panel</text:p>
        </text:list-item>
        <text:list-item>
          <text:p text:style-name="P80">Implement logic </text:p>
          <text:list>
            <text:list-item>
              <text:p text:style-name="P80">Create new static object class: HitChanceNotificationManager</text:p>
            </text:list-item>
            <text:list-item>
              <text:p text:style-name="P80">CalculateAndGetHitChance(attacker, target)</text:p>
            </text:list-item>
            <text:list-item>
              <text:p text:style-name="P80">Manager class has a panel object/prefab</text:p>
            </text:list-item>
            <text:list-item>
              <text:p text:style-name="P80">On enemy mouse over, activate panel object, place it slightly above enemy</text:p>
            </text:list-item>
            <text:list-item>
              <text:p text:style-name="P80">logic for knowing when to display + Display logic sequence</text:p>
              <text:list>
                <text:list-item>
                  <text:p text:style-name="P80">Enemy script has a OnMouseOver method</text:p>
                </text:list-item>
                <text:list-item>
                  <text:p text:style-name="P80">If(selectedDefender awating any single target attack order)</text:p>
                  <text:list>
                    <text:list-item>
                      <text:p text:style-name="P80">EnablePanelView</text:p>
                    </text:list-item>
                    <text:list-item>
                      <text:p text:style-name="P80">SetHitChanceTextValue(CalculateAndGetHitChance(attacker, target))</text:p>
                    </text:list-item>
                  </text:list>
                </text:list-item>
              </text:list>
            </text:list-item>
          </text:list>
        </text:list-item>
      </text:list>
      <text:list xml:id="list5082859780813163106" text:style-name="L87">
        <text:list-item>
          <text:p text:style-name="P81">HitChanceNotificationManager methods</text:p>
          <text:list>
            <text:list-item>
              <text:p text:style-name="P81">CalculateAndGetHitChance(attacker, target)</text:p>
            </text:list-item>
            <text:list-item>
              <text:p text:style-name="P81">SetHitChanceTextValue(int newValue)</text:p>
            </text:list-item>
            <text:list-item>
              <text:p text:style-name="P81">SetPanelViewState(bool onOrOff)</text:p>
            </text:list-item>
            <text:list-item>
              <text:p text:style-name="P81">SetPanelPosition(LivingEntity entity)</text:p>
              <text:list>
                <text:list-item>
                  <text:p text:style-name="P84">method takes entity as argument, gets it world pos, then add maybe +0.5 on the y axis</text:p>
                </text:list-item>
              </text:list>
            </text:list-item>
          </text:list>
        </text:list-item>
      </text:list>
      <text:p text:style-name="P5"/>
      <text:p text:style-name="P5">Sprint ??: Design Implement elite enemies</text:p>
      <text:list xml:id="list7133852157048001262" text:style-name="L37">
        <text:list-item>
          <text:p text:style-name="P42">Design + Implement level 1 elite enemy</text:p>
        </text:list-item>
        <text:list-item>
          <text:p text:style-name="P42">Design + implement level 2 elite enemy</text:p>
        </text:list-item>
      </text:list>
      <text:p text:style-name="P1"/>
      <text:p text:style-name="P1">Sprint ??: Weapon traits / attributes</text:p>
      <text:list xml:id="list628765528066161680" text:style-name="L38">
        <text:list-item>
          <text:p text:style-name="P43">Design impement weapon traits/attributes property</text:p>
          <text:list>
            <text:list-item>
              <text:p text:style-name="P43">Add bools / enums to weaponDataSO</text:p>
              <text:list>
                <text:list-item>
                  <text:p text:style-name="P43"><text:soft-page-break/>bool Heavy: weapon cant be used unless entrenched</text:p>
                </text:list-item>
                <text:list-item>
                  <text:p text:style-name="P43">bool Scoped: +10 aim to attacks with this weapon</text:p>
                </text:list-item>
                <text:list-item>
                  <text:p text:style-name="P43">Critical: 20% this weapon deals double damage</text:p>
                </text:list-item>
              </text:list>
            </text:list-item>
          </text:list>
        </text:list-item>
      </text:list>
      <text:list xml:id="list8391011598152797350" text:style-name="L39">
        <text:list-item>
          <text:p text:style-name="P44">How can this info be displayed?</text:p>
          <text:list>
            <text:list-item>
              <text:p text:style-name="P44">Passive / status manager?</text:p>
            </text:list-item>
            <text:list-item>
              <text:p text:style-name="P44">Weapon info panel?</text:p>
            </text:list-item>
          </text:list>
        </text:list-item>
      </text:list>
      <text:p text:style-name="P1"/>
      <text:p text:style-name="P1"/>
      <text:p text:style-name="P1">Sprint ??: loot box object + related events</text:p>
      <text:list xml:id="list611016814793855622" text:style-name="L40">
        <text:list-item>
          <text:p text:style-name="P45">Design + implement loot box prefab and sprites</text:p>
        </text:list-item>
        <text:list-item>
          <text:p text:style-name="P45">Implement loot box types for future scalability (e.g. Enum for rarity, or enum for reward like gold, steel, weapon etc)</text:p>
        </text:list-item>
        <text:list-item>
          <text:p text:style-name="P45">Create system for generating loot boxes and define <text:s/>rules</text:p>
          <text:list>
            <text:list-item>
              <text:p text:style-name="P45">generate which loot and how much of it</text:p>
            </text:list-item>
            <text:list-item>
              <text:p text:style-name="P45">generate a spawn location randomly and define rules (cant be dropped on invalid tiles, etc)</text:p>
            </text:list-item>
            <text:list-item>
              <text:p text:style-name="P45">dictate frequency of loot box spawning (min tim between spawns, max time between spawns)</text:p>
            </text:list-item>
          </text:list>
        </text:list-item>
        <text:list-item>
          <text:p text:style-name="P45">Lootbox interactions to implement</text:p>
          <text:list>
            <text:list-item>
              <text:p text:style-name="P45">Loot box clicked on shows VFX notification of the reward it contained</text:p>
            </text:list-item>
            <text:list-item>
              <text:p text:style-name="P45">Loot box is destroyed when timer runs out</text:p>
            </text:list-item>
            <text:list-item>
              <text:p text:style-name="P45">Loot box is destroyed when looted</text:p>
            </text:list-item>
            <text:list-item>
              <text:p text:style-name="P45">Loot box can only be looted when a defender is adjacent to it</text:p>
            </text:list-item>
          </text:list>
        </text:list-item>
      </text:list>
      <text:list xml:id="list4100630748243779107" text:style-name="L41">
        <text:list-item>
          <text:p text:style-name="P46">loot box spawns after character on turn start events, but before turn notification</text:p>
        </text:list-item>
        <text:list-item>
          <text:p text:style-name="P46">loot box countdown timer decreases during this time frame correctly</text:p>
        </text:list-item>
        <text:list-item>
          <text:p text:style-name="P46">camera looks at the loot box position as it spawns to notify player</text:p>
        </text:list-item>
        <text:list-item>
          <text:p text:style-name="P46">turn manager yields and waits until this event has finished correctly</text:p>
        </text:list-item>
        <text:list-item>
          <text:p text:style-name="P46">player control over the camera and defenders is disabled during this time working</text:p>
        </text:list-item>
      </text:list>
      <text:p text:style-name="P1">Sprint ??: UI updates 1.0</text:p>
      <text:list xml:id="list8813406162476681378" text:style-name="L42">
        <text:list-item>
          <text:p text:style-name="P47">Find sci-fi themed UI assets</text:p>
        </text:list-item>
        <text:list-item>
          <text:p text:style-name="P47"><text:soft-page-break/>Find sci-fi themed fonts from DaFont</text:p>
        </text:list-item>
        <text:list-item>
          <text:p text:style-name="P47">UI elements to update</text:p>
          <text:list>
            <text:list-item>
              <text:p text:style-name="P47">top panel</text:p>
            </text:list-item>
            <text:list-item>
              <text:p text:style-name="P47">character buttons panel</text:p>
            </text:list-item>
            <text:list-item>
              <text:p text:style-name="P47">Character</text:p>
              <text:list>
                <text:list-item>
                  <text:p text:style-name="P47">ability bar</text:p>
                </text:list-item>
                <text:list-item>
                  <text:p text:style-name="P47">ability icons</text:p>
                </text:list-item>
                <text:list-item>
                  <text:p text:style-name="P47">AP pool</text:p>
                </text:list-item>
                <text:list-item>
                  <text:p text:style-name="P47">stat panel / images</text:p>
                </text:list-item>
                <text:list-item>
                  <text:p text:style-name="P47">weapons panel / images</text:p>
                </text:list-item>
              </text:list>
            </text:list-item>
          </text:list>
        </text:list-item>
      </text:list>
      <text:p text:style-name="P1">Sprint ?? Warcasters</text:p>
      <text:list xml:id="list2788997546217869954" text:style-name="L52">
        <text:list-item>
          <text:p text:style-name="P49">Design and brainstorm ideas for warcasters and things ability</text:p>
          <text:list>
            <text:list-item>
              <text:p text:style-name="P49">power level</text:p>
            </text:list-item>
            <text:list-item>
              <text:p text:style-name="P49">abilities</text:p>
            </text:list-item>
            <text:list-item>
              <text:p text:style-name="P49">passive traits</text:p>
            </text:list-item>
            <text:list-item>
              <text:p text:style-name="P49">control zone abilities/passives</text:p>
            </text:list-item>
            <text:list-item>
              <text:p text:style-name="P49">what happens when a warcaster dies?</text:p>
            </text:list-item>
          </text:list>
        </text:list-item>
      </text:list>
      <text:p text:style-name="P1">Sprint ??: Player Score</text:p>
      <text:p text:style-name="P1">Implement a scoring system</text:p>
      <text:list xml:id="list4121400282745537340" text:style-name="L53">
        <text:list-item>
          <text:p text:style-name="P50">New Script: Player score manager</text:p>
        </text:list-item>
        <text:list-item>
          <text:p text:style-name="P50">Design different ways to score more points</text:p>
          <text:list>
            <text:list-item>
              <text:p text:style-name="P50">enemies killed</text:p>
            </text:list-item>
            <text:list-item>
              <text:p text:style-name="P50">resources collected</text:p>
            </text:list-item>
            <text:list-item>
              <text:p text:style-name="P50">tiles moved over</text:p>
            </text:list-item>
            <text:list-item>
              <text:p text:style-name="P50">shots hit / missed</text:p>
            </text:list-item>
            <text:list-item>
              <text:p text:style-name="P50">defenders lost</text:p>
            </text:list-item>
            <text:list-item>
              <text:p text:style-name="P50">obstructions built</text:p>
            </text:list-item>
            <text:list-item>
              <text:p text:style-name="P50">waves survived / turns survived</text:p>
            </text:list-item>
          </text:list>
        </text:list-item>
      </text:list>
      <text:p text:style-name="P1"><text:soft-page-break/></text:p>
      <text:p text:style-name="P1"/>
      <text:p text:style-name="P1">Sprint ?? New defender, enemy, object, tile and UI sprites</text:p>
      <text:list xml:id="list4893994690141612614" text:style-name="L59">
        <text:list-item>
          <text:p text:style-name="P54">Find and implement sci-fi themed UI sprites for UI elements</text:p>
        </text:list-item>
        <text:list-item>
          <text:p text:style-name="P54">Find a scifi themed font</text:p>
        </text:list-item>
        <text:list-item>
          <text:p text:style-name="P54">Find + implement new sprites / animations for defenders</text:p>
        </text:list-item>
        <text:list-item>
          <text:p text:style-name="P54">Find + implement new sprites / animations for enemies</text:p>
        </text:list-item>
        <text:list-item>
          <text:p text:style-name="P54">Find + implement new sprites / animations for world objects</text:p>
          <text:list>
            <text:list-item>
              <text:p text:style-name="P54">try find trees with animations</text:p>
            </text:list-item>
          </text:list>
        </text:list-item>
      </text:list>
      <text:p text:style-name="P1">Sprint ?? Hit chance indicator on enemy moused over</text:p>
      <text:p text:style-name="P1">Future Sprint Stuff</text:p>
      <text:list xml:id="list585379433209169150" text:style-name="L60">
        <text:list-item>
          <text:p text:style-name="P55">Redesign and impement UI elements</text:p>
          <text:list>
            <text:list-item>
              <text:p text:style-name="P55">Top panel</text:p>
            </text:list-item>
            <text:list-item>
              <text:p text:style-name="P55">Defender/construct buttons + panel</text:p>
            </text:list-item>
            <text:list-item>
              <text:p text:style-name="P55">Defender screen overlay UI</text:p>
              <text:list>
                <text:list-item>
                  <text:p text:style-name="P55">Defender ability bar</text:p>
                </text:list-item>
                <text:list-item>
                  <text:p text:style-name="P55">defender stat panel</text:p>
                </text:list-item>
                <text:list-item>
                  <text:p text:style-name="P55">defender weapons panel</text:p>
                </text:list-item>
              </text:list>
            </text:list-item>
          </text:list>
        </text:list-item>
      </text:list>
      <text:list xml:id="list2467344297425566414" text:style-name="L61">
        <text:list-item>
          <text:p text:style-name="P56">Implement when enemy mouse over during shoot targetting, it shows the hit chance percentage</text:p>
        </text:list-item>
        <text:list-item>
          <text:p text:style-name="P56">Update hover class</text:p>
          <text:list>
            <text:list-item>
              <text:p text:style-name="P56">hover display shows a green or red tile underneath character sprite to indicate that the location currently hovered over is allow/not allowed to have a defender placed on.</text:p>
            </text:list-item>
          </text:list>
        </text:list-item>
      </text:list>
      <text:list xml:id="list3540161609228744814" text:style-name="L62">
        <text:list-item>
          <text:p text:style-name="P57">Update Tile animations</text:p>
          <text:list>
            <text:list-item>
              <text:p text:style-name="P57">Tilescripts sprite renderer is no longer directed animated/highlighted. Instead, place a blank white/partially transparent tile over the tile, and highlight that.</text:p>
              <text:list>
                <text:list-item>
                  <text:p text:style-name="P57">Make sure the the blank tile doesnt block mouse clicks/raycasts</text:p>
                </text:list-item>
              </text:list>
            </text:list-item>
            <text:list-item>
              <text:p text:style-name="P57">tile animations play faster</text:p>
            </text:list-item>
            <text:list-item>
              <text:p text:style-name="P57">tile highlight animation stops immediatly when cancel is triggered, instead of playing out the entire animation</text:p>
            </text:list-item>
          </text:list>
        </text:list-item>
      </text:list>
      <text:list xml:id="list20446959" text:continue-list="list2467344297425566414" text:style-name="L61">
        <text:list-item>
          <text:p text:style-name="P56"><text:soft-page-break/>Find sprites and re do animations for </text:p>
          <text:list>
            <text:list-item>
              <text:p text:style-name="P56">rifleman</text:p>
            </text:list-item>
            <text:list-item>
              <text:p text:style-name="P56">hive gunner</text:p>
            </text:list-item>
            <text:list-item>
              <text:p text:style-name="P56">hive swarmer</text:p>
            </text:list-item>
          </text:list>
        </text:list-item>
      </text:list>
      <text:list xml:id="list2922545279568427711" text:style-name="L63">
        <text:list-item>
          <text:p text:style-name="P58">Find new sprites for tiles</text:p>
        </text:list-item>
        <text:list-item>
          <text:p text:style-name="P58">Find new sprites/animations for world objects</text:p>
          <text:list>
            <text:list-item>
              <text:p text:style-name="P58">tree</text:p>
            </text:list-item>
            <text:list-item>
              <text:p text:style-name="P58">rock wall</text:p>
            </text:list-item>
            <text:list-item>
              <text:p text:style-name="P58">rubble</text:p>
            </text:list-item>
          </text:list>
        </text:list-item>
      </text:list>
      <text:list xml:id="list6938365321578763222" text:style-name="L64">
        <text:list-item>
          <text:p text:style-name="P59">Rifleman: Implement throw hand grenade ability</text:p>
        </text:list-item>
        <text:list-item>
          <text:p text:style-name="P59">Resources</text:p>
          <text:list>
            <text:list-item>
              <text:p text:style-name="P59">Implement different resources: gold, steel, wood</text:p>
            </text:list-item>
            <text:list-item>
              <text:p text:style-name="P59">Create new static script for managing a players resources (re-do gamemanager singleton)</text:p>
            </text:list-item>
            <text:list-item>
              <text:p text:style-name="P59">create icons/text meshs for gold, steel, wood on the top panel</text:p>
            </text:list-item>
            <text:list-item>
              <text:p text:style-name="P59">Implement defenders and constructs have resource costs</text:p>
              <text:list>
                <text:list-item>
                  <text:p text:style-name="P59">defenders/constructs cannot be placed if player does not have enough resources</text:p>
                </text:list-item>
              </text:list>
            </text:list-item>
          </text:list>
        </text:list-item>
      </text:list>
      <text:list xml:id="list6436435903585327087" text:style-name="L65">
        <text:list-item>
          <text:p text:style-name="P60">Tile and object sprite rules</text:p>
        </text:list-item>
      </text:list>
      <text:list xml:id="list2209460409186800538" text:style-name="L66">
        <text:list-item>
          <text:p text:style-name="P61">Water tiles edit their sprites based on other adjacent water sprites automatically e.g.</text:p>
          <text:list>
            <text:list-item>
              <text:p text:style-name="P61">Edge water sprite, centre water sprite, corner water sprite</text:p>
            </text:list-item>
          </text:list>
        </text:list-item>
        <text:list-item>
          <text:p text:style-name="P61">Rock wall objects edit their sprites based on other adjacent rock wall object sprites automatically e.g.</text:p>
          <text:list>
            <text:list-item>
              <text:p text:style-name="P61">Centre rock, edge rock, corner rock, isolated rock</text:p>
            </text:list-item>
          </text:list>
        </text:list-item>
      </text:list>
      <text:list xml:id="list3331068495597812760" text:style-name="L67">
        <text:list-item>
          <text:p text:style-name="P62">Projectile animations and attack animation</text:p>
          <text:list>
            <text:list-item>
              <text:p text:style-name="P62">Add shoot attack animations to characters (maybe not yet, maybe these animations arent available)</text:p>
            </text:list-item>
            <text:list-item>
              <text:p text:style-name="P62">Attack (shoot) animation sequence</text:p>
              <text:list>
                <text:list-item>
                  <text:p text:style-name="P62">attacker makes attack movement animation</text:p>
                </text:list-item>
                <text:list-item>
                  <text:p text:style-name="P62">instantiate a projectile and launch it at the target</text:p>
                </text:list-item>
                <text:list-item>
                  <text:p text:style-name="P62">yield return wait until the projectile hits target</text:p>
                </text:list-item>
                <text:list-item>
                  <text:p text:style-name="P62"><text:soft-page-break/>resolve damage/attack event, show damage or miss notification</text:p>
                  <text:list>
                    <text:list-item>
                      <text:p text:style-name="P62">extra: add a bullet trail/tracer behind the projectile with raycast</text:p>
                    </text:list-item>
                  </text:list>
                </text:list-item>
              </text:list>
            </text:list-item>
          </text:list>
        </text:list-item>
      </text:list>
      <text:p text:style-name="P1">Defender creation</text:p>
      <text:list xml:id="list7373026800749692467" text:style-name="L68">
        <text:list-item>
          <text:p text:style-name="P63">Implement spaceship control zone</text:p>
        </text:list-item>
        <text:list-item>
          <text:p text:style-name="P63">defenders cant be placed anywhere, they can only be placed inside the spaceship control zone</text:p>
        </text:list-item>
      </text:list>
      <text:p text:style-name="P1">Implement Character Points</text:p>
      <text:list xml:id="list6782334371493856104" text:style-name="L69">
        <text:list-item>
          <text:p text:style-name="P64">Characters have a 'point' value property</text:p>
        </text:list-item>
        <text:list-item>
          <text:p text:style-name="P64">implement point icon + current points / max points text on top panel</text:p>
        </text:list-item>
        <text:list-item>
          <text:p text:style-name="P64">implement cant recruit a new defender if it would take player above points maximum</text:p>
        </text:list-item>
        <text:list-item>
          <text:p text:style-name="P64">Add point cost icon/text to each defender button on panel</text:p>
        </text:list-item>
      </text:list>
      <text:p text:style-name="P1"/>
      <text:p text:style-name="P1">Implement Loot Box</text:p>
      <text:list xml:id="list6214763987974376069" text:style-name="L70">
        <text:list-item>
          <text:p text:style-name="P65">Implement loot box prefab/sprite/animations</text:p>
        </text:list-item>
        <text:list-item>
          <text:p text:style-name="P65">Implement new loot box event</text:p>
          <text:list>
            <text:list-item>
              <text:p text:style-name="P65">when new loot box gets created on turn start, camera looks at the box to show the player its position</text:p>
            </text:list-item>
            <text:list-item>
              <text:p text:style-name="P65">yield return wait until this event is finished</text:p>
            </text:list-item>
          </text:list>
        </text:list-item>
      </text:list>
      <text:list xml:id="list7819088930898294979" text:style-name="L71">
        <text:list-item>
          <text:p text:style-name="P66">Implement Consumables system</text:p>
          <text:list>
            <text:list-item>
              <text:p text:style-name="P66">Design / implement 3 different consumables</text:p>
            </text:list-item>
            <text:list-item>
              <text:p text:style-name="P66">Add consumable slots to top panel</text:p>
            </text:list-item>
            <text:list-item>
              <text:p text:style-name="P66">Create new consumable scripts</text:p>
              <text:list>
                <text:list-item>
                  <text:p text:style-name="P66">ConsumableDataSO</text:p>
                </text:list-item>
                <text:list-item>
                  <text:p text:style-name="P66">ConsumableLogic</text:p>
                </text:list-item>
                <text:list-item>
                  <text:p text:style-name="P66">ConsumableLibrary</text:p>
                </text:list-item>
                <text:list-item>
                  <text:p text:style-name="P66">Consumable / ConsumableButton</text:p>
                </text:list-item>
              </text:list>
            </text:list-item>
          </text:list>
        </text:list-item>
      </text:list>
      <text:list xml:id="list6451191004367773628" text:style-name="L72">
        <text:list-item>
          <text:p text:style-name="P67">Create consumable / Consumable button prefab</text:p>
        </text:list-item>
        <text:list-item>
          <text:p text:style-name="P67">Create logic / methods</text:p>
          <text:list>
            <text:list-item>
              <text:p text:style-name="P67">GivePlayerConsumable(Consumable)</text:p>
            </text:list-item>
            <text:list-item>
              <text:p text:style-name="P67"><text:soft-page-break/>UseConsumable()</text:p>
            </text:list-item>
            <text:list-item>
              <text:p text:style-name="P67">OnConsumableButtonClicked</text:p>
              <text:list>
                <text:list-item>
                  <text:p text:style-name="P67">figure out which consumable got clicked</text:p>
                </text:list-item>
                <text:list-item>
                  <text:p text:style-name="P67">look for targets, highlight tiles, awaitn order, etc</text:p>
                </text:list-item>
                <text:list-item>
                  <text:p text:style-name="P67">perform consumable effect</text:p>
                </text:list-item>
                <text:list-item>
                  <text:p text:style-name="P67">OnConsumableUsed(remove consumable from slot)</text:p>
                </text:list-item>
              </text:list>
            </text:list-item>
          </text:list>
        </text:list-item>
      </text:list>
      <text:p text:style-name="P1">Different map presets</text:p>
      <text:list xml:id="list851869125818658036" text:style-name="L73">
        <text:list-item>
          <text:p text:style-name="P68">Implement and design 3 different maps</text:p>
        </text:list-item>
        <text:list-item>
          <text:p text:style-name="P68">balance, test and modify maps</text:p>
        </text:list-item>
        <text:list-item>
          <text:p text:style-name="P68">implement level manager method for randomly choosing a map</text:p>
        </text:list-item>
      </text:list>
      <text:p text:style-name="P1">Set up Core game loop</text:p>
      <text:list xml:id="list2101273474843854618" text:style-name="L74">
        <text:list-item>
          <text:p text:style-name="P69">Enemies target spaceship correctly</text:p>
        </text:list-item>
        <text:list-item>
          <text:p text:style-name="P69">no erorrs occur when spaceship is destroyed</text:p>
        </text:list-item>
        <text:list-item>
          <text:p text:style-name="P69">if spaceship is destroyed, game over event starts</text:p>
        </text:list-item>
        <text:list-item>
          <text:p text:style-name="P69">Game over event</text:p>
          <text:list>
            <text:list-item>
              <text:p text:style-name="P69">space ship plays a explosion animation</text:p>
            </text:list-item>
            <text:list-item>
              <text:p text:style-name="P69">black screen half fades in</text:p>
            </text:list-item>
            <text:list-item>
              <text:p text:style-name="P69">game over panel window appears centre screen over everything</text:p>
            </text:list-item>
            <text:list-item>
              <text:p text:style-name="P69">game over screen elements</text:p>
              <text:list>
                <text:list-item>
                  <text:p text:style-name="P69">Game over text</text:p>
                </text:list-item>
                <text:list-item>
                  <text:p text:style-name="P69">new game button</text:p>
                </text:list-item>
                <text:list-item>
                  <text:p text:style-name="P69">main menu button</text:p>
                </text:list-item>
                <text:list-item>
                  <text:p text:style-name="P69">Player Score</text:p>
                  <text:list>
                    <text:list-item>
                      <text:p text:style-name="P69">different elements that contribute to score e.g.</text:p>
                      <text:list>
                        <text:list-item>
                          <text:p text:style-name="P69">Basic enemies killed</text:p>
                        </text:list-item>
                        <text:list-item>
                          <text:p text:style-name="P69">waves survived</text:p>
                        </text:list-item>
                        <text:list-item>
                          <text:p text:style-name="P69">elites killed</text:p>
                        </text:list-item>
                        <text:list-item>
                          <text:p text:style-name="P69">items collecte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<text:soft-page-break/>Game Start Event Clean up + Details</text:p>
      <text:list xml:id="list6914569986662801970" text:style-name="L75">
        <text:list-item>
          <text:p text:style-name="P70">Scene loading / generation</text:p>
        </text:list-item>
      </text:list>
      <text:list xml:id="list7471778246422994879" text:style-name="L76">
        <text:list-item>
          <text:p text:style-name="P71">Fix scene load visual order / timing</text:p>
        </text:list-item>
        <text:list-item>
          <text:p text:style-name="P71">Implement load scene async system</text:p>
        </text:list-item>
        <text:list-item>
          <text:p text:style-name="P71">Implement loading bar / progress bar</text:p>
        </text:list-item>
      </text:list>
      <text:list xml:id="list351484171981080613" text:style-name="L77">
        <text:list-item>
          <text:p text:style-name="P72">Implement + design details on game start properties</text:p>
          <text:list>
            <text:list-item>
              <text:p text:style-name="P72">how many resources does player start with?</text:p>
            </text:list-item>
            <text:list-item>
              <text:p text:style-name="P72">How many defenders?</text:p>
            </text:list-item>
            <text:list-item>
              <text:p text:style-name="P72">Which defenders?</text:p>
            </text:list-item>
            <text:list-item>
              <text:p text:style-name="P72">What positions do the defenders start in?</text:p>
            </text:list-item>
            <text:list-item>
              <text:p text:style-name="P72">Should spaceship area have some sandbags/cover around it</text:p>
            </text:list-item>
          </text:list>
        </text:list-item>
      </text:list>
      <text:p text:style-name="P1">Income System</text:p>
      <text:list xml:id="list1895403473612725563" text:style-name="L78">
        <text:list-item>
          <text:p text:style-name="P73">Design + implement details on income</text:p>
          <text:list>
            <text:list-item>
              <text:p text:style-name="P73">Implement on turn start gain gold (or other resources)</text:p>
            </text:list-item>
          </text:list>
        </text:list-item>
      </text:list>
      <text:p text:style-name="P1"/>
      <text:p text:style-name="P1">Incoming Events system / panel wheel thing</text:p>
      <text:p text:style-name="P1">New enemies, defenders and abilities</text:p>
      <text:p text:style-name="P1">Abilities</text:p>
      <text:list xml:id="list6675653401382115700" text:style-name="L79">
        <text:list-item>
          <text:p text:style-name="P74">Implement 'overwatch' ability</text:p>
        </text:list-item>
      </text:list>
      <text:p text:style-name="P1">Defenders</text:p>
      <text:list xml:id="list7039951788512380045" text:style-name="L80">
        <text:list-item>
          <text:p text:style-name="P75">Design + Implement Ranger</text:p>
          <text:list>
            <text:list-item>
              <text:p text:style-name="P75">Ranger abilities / passive traits designed + implemented</text:p>
            </text:list-item>
            <text:list-item>
              <text:p text:style-name="P75">ranger Weapons designed + implemented</text:p>
            </text:list-item>
            <text:list-item>
              <text:p text:style-name="P75">ranger properties / stats designed and tested</text:p>
            </text:list-item>
            <text:list-item>
              <text:p text:style-name="P75">Ranger button added to panel</text:p>
            </text:list-item>
          </text:list>
        </text:list-item>
        <text:list-item>
          <text:p text:style-name="P75">Design + Implement Engineer</text:p>
        </text:list-item>
        <text:list-item>
          <text:p text:style-name="P75">Design + Implement Marksman</text:p>
        </text:list-item>
        <text:list-item>
          <text:p text:style-name="P75">Design + Implement Radioman</text:p>
        </text:list-item>
        <text:list-item>
          <text:p text:style-name="P75"><text:soft-page-break/>Design + Implement Gatting Gunner</text:p>
        </text:list-item>
        <text:list-item>
          <text:p text:style-name="P75">Maybe can combine engineer and radioman into a single role OR</text:p>
        </text:list-item>
        <text:list-item>
          <text:p text:style-name="P75">Radio man should have good support abilities/passives (increase ally defense, mark targets, etc)</text:p>
        </text:list-item>
        <text:list-item>
          <text:p text:style-name="P75">Extra potential classes</text:p>
          <text:list>
            <text:list-item>
              <text:p text:style-name="P75">Medic</text:p>
            </text:list-item>
            <text:list-item>
              <text:p text:style-name="P75">Scout</text:p>
            </text:list-item>
            <text:list-item>
              <text:p text:style-name="P75">Sergeant</text:p>
            </text:list-item>
            <text:list-item>
              <text:p text:style-name="P75">Demolition Expert</text:p>
            </text:list-item>
            <text:list-item>
              <text:p text:style-name="P75">Mortar man</text:p>
            </text:list-item>
          </text:list>
        </text:list-item>
      </text:list>
      <text:p text:style-name="P1"/>
      <text:p text:style-name="P1"/>
      <text:p text:style-name="P1">Camera othro size notes</text:p>
      <text:p text:style-name="P1">Othro Size 4 = 14 tiles wide</text:p>
      <text:p text:style-name="P1">ortho size 2 = 7 tiles</text:p>
      <text:p text:style-name="P1">orth size 6 <text:s/>= 21</text:p>
      <text:p text:style-name="P1"/>
      <text:p text:style-name="P1">every 1 othro size increase reveals 3.5 tiles wide</text:p>
      <text:p text:style-name="P1">every 1 othro size increase reveals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RTF_5f_Num_20_2_20_1" style:display-name="RTF_Num 2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ck Will</meta:initial-creator>
    <meta:creation-date>2019-05-25T10:29:33.02</meta:creation-date>
    <dc:date>2019-09-29T00:24:46.64</dc:date>
    <dc:creator>will black</dc:creator>
    <meta:editing-duration>P12DT6H36M26S</meta:editing-duration>
    <meta:editing-cycles>417</meta:editing-cycles>
    <meta:generator>OpenOffice/4.1.6$Win32 OpenOffice.org_project/416m1$Build-9790</meta:generator>
    <meta:document-statistic meta:table-count="0" meta:image-count="0" meta:object-count="0" meta:page-count="18" meta:paragraph-count="467" meta:word-count="3320" meta:character-count="19311"/>
  </office:meta>
</office:document-meta>
</file>